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60C19ABA5FD7FEE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1.27cm" fo:padding-left="0cm" fo:padding-right="0cm"/>
    </style:style>
    <style:style style:name="gr7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1.27cm" fo:padding-right="0cm"/>
    </style:style>
    <style:style style:name="gr8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0cm" fo:padding-right="1.27cm"/>
    </style:style>
    <style:style style:name="gr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1.27cm" fo:padding-bottom="0cm" fo:padding-left="0cm" fo:padding-right="0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02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justify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color="#99ffff" style:font-name="Ferrum" fo:font-size="32pt" fo:font-weight="normal" fo:background-color="transparent" style:font-size-asian="40pt" style:font-size-complex="40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fo:font-weight="normal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size="18pt" fo:font-weight="normal"/>
    </style:style>
    <style:style style:name="P17" style:family="paragraph">
      <loext:graphic-properties draw:fill-color="#ffffff"/>
      <style:paragraph-properties fo:text-align="justify"/>
      <style:text-properties style:font-name="Ubuntu3"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00cccc"/>
      <style:paragraph-properties fo:text-align="center"/>
      <style:text-properties fo:font-size="18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style:font-name="Ubuntu3" fo:font-size="48pt" style:font-size-asian="48pt" style:font-size-complex="48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fo:color="#99ffff" style:font-name="Ferrum" fo:font-size="48pt" fo:font-weight="normal" fo:background-color="transparent" style:font-size-asian="66pt" style:font-size-complex="66pt"/>
    </style:style>
    <style:style style:name="T10" style:family="text">
      <style:text-properties fo:color="#000000" fo:font-size="8pt" fo:font-style="italic" fo:font-weight="normal" style:font-size-asian="8pt" style:font-style-asian="italic" style:font-size-complex="8pt" style:font-style-complex="italic"/>
    </style:style>
    <style:style style:name="T11" style:family="text">
      <style:text-properties fo:font-size="18pt" fo:font-weight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2pt" fo:font-weight="normal" style:font-size-asian="12pt" style:font-size-complex="12pt"/>
    </style:style>
    <style:style style:name="T15" style:family="text">
      <style:text-properties style:text-position="0% 100%" style:font-name="Ubuntu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text-position="0% 100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size="18pt"/>
    </style:style>
    <style:style style:name="T21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Trees!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4-02">Apr 2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Trees are a handy </text:span><text:span text:style-name="T3">structure in Data </text:span><text:span text:style-name="T3">Structures, and are also a </text:span><text:span text:style-name="T3">part of Graph Theory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0" draw:layer="layout" svg:width="26.839cm" svg:height="12.02cm" svg:x="0.441cm" svg:y="3.087cm">
          <draw:text-box>
            <text:p text:style-name="P5"><text:span text:style-name="T5">1. Intro to Trees</text:span></text:p>
            <text:p text:style-name="P5"><text:span text:style-name="T6"/></text:p>
            <text:p text:style-name="P5"><text:span text:style-name="T5">2. Propositions &amp; Theorems</text:span></text:p>
            <text:p text:style-name="P5"><text:span text:style-name="T7"/></text:p>
            <text:p text:style-name="P5"><text:span text:style-name="T5">3. Spanning Tree Algorith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Intro to Tre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line draw:style-name="gr3" draw:text-style-name="P12" draw:layer="layout" svg:x1="14.876cm" svg:y1="9.875cm" svg:x2="14.803cm" svg:y2="12.639cm">
          <text:p/>
        </draw:line>
        <draw:line draw:style-name="gr3" draw:text-style-name="P12" draw:layer="layout" svg:x1="14.906cm" svg:y1="12.668cm" svg:x2="16.714cm" svg:y2="9.86cm">
          <text:p/>
        </draw:line>
        <draw:line draw:style-name="gr3" draw:text-style-name="P12" draw:layer="layout" svg:x1="18.757cm" svg:y1="12.712cm" svg:x2="16.714cm" svg:y2="9.86cm">
          <text:p/>
        </draw:line>
        <draw:line draw:style-name="gr3" draw:text-style-name="P12" draw:layer="layout" svg:x1="18.86cm" svg:y1="9.919cm" svg:x2="16.714cm" svg:y2="9.86cm">
          <text:p/>
        </draw:line>
        <draw:line draw:style-name="gr3" draw:text-style-name="P12" draw:layer="layout" svg:x1="18.757cm" svg:y1="12.712cm" svg:x2="16.787cm" svg:y2="12.683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1. Intro to Tree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6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otes</text:span></text:p>
            <text:p text:style-name="P7"><text:span text:style-name="T11"/></text:p>
            <text:p text:style-name="P2"><text:span text:style-name="T12">Tree: </text:span><text:span text:style-name="T13">A connected, simple graph with no cycles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7" draw:text-style-name="P17" draw:layer="layout" svg:width="20.448cm" svg:height="12.288cm" svg:x="0.661cm" svg:y="2.804cm">
          <draw:text-box>
            <text:p text:style-name="P5"><text:span text:style-name="T15">Connected Graph: </text:span><text:span text:style-name="T16">A graph where there exists a walk between any two arbitrarily chosen nodes.</text:span></text:p>
            <text:p text:style-name="P5"><text:span text:style-name="T15"/></text:p>
            <text:p text:style-name="P5"><text:span text:style-name="T15">Simple Graph:</text:span><text:span text:style-name="T16"> A graph with no loops and no parallel edges.</text:span></text:p>
            <text:p text:style-name="P5"><text:span text:style-name="T17"/></text:p>
            <text:p text:style-name="P5"><text:span text:style-name="T18">Tree: </text:span><text:span text:style-name="T19">A connected, simple graph with no cycles.</text:span></text:p>
          </draw:text-box>
        </draw:frame>
        <draw:custom-shape draw:style-name="gr6" draw:text-style-name="P18" draw:layer="layout" svg:width="0.452cm" svg:height="0.451cm" svg:x="14.565cm" svg:y="9.72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2" draw:layer="layout" svg:x1="4.852cm" svg:y1="10.007cm" svg:x2="3.117cm" svg:y2="11.507cm">
          <text:p/>
        </draw:line>
        <draw:line draw:style-name="gr3" draw:text-style-name="P12" draw:layer="layout" svg:x1="1.985cm" svg:y1="13.506cm" svg:x2="3.117cm" svg:y2="11.507cm">
          <text:p/>
        </draw:line>
        <draw:line draw:style-name="gr3" draw:text-style-name="P12" draw:layer="layout" svg:x1="7.145cm" svg:y1="11.463cm" svg:x2="4.852cm" svg:y2="10.007cm">
          <text:p/>
        </draw:line>
        <draw:custom-shape draw:style-name="gr6" draw:text-style-name="P18" draw:layer="layout" svg:width="0.452cm" svg:height="0.451cm" svg:x="4.598cm" svg:y="9.772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452cm" svg:height="0.451cm" svg:x="6.906cm" svg:y="11.18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0.452cm" svg:height="0.451cm" svg:x="2.863cm" svg:y="11.291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0.452cm" svg:height="0.451cm" svg:x="1.775cm" svg:y="13.261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6.566cm" svg:y="9.714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8.566cm" svg:y="9.714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4.566cm" svg:y="12.414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6.567cm" svg:y="12.437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8.567cm" svg:y="12.437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onclusi</text:span><text:span text:style-name="T4">on</text:span></text:p>
          </draw:text-box>
        </draw:frame>
        <draw:frame presentation:style-name="pr8" draw:text-style-name="P6" draw:layer="layout" svg:width="25.599cm" svg:height="11.793cm" svg:x="1.264cm" svg:y="3.088cm">
          <draw:text-box>
            <text:p text:style-name="P5"><text:span text:style-name="T21">T</text:span><text:span text:style-name="T21">r</text:span><text:span text:style-name="T21">e</text:span><text:span text:style-name="T21">e</text:span><text:span text:style-name="T21">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4-02T14:25:18.273577309</dc:date>
    <meta:editing-duration>P1DT16H18M19S</meta:editing-duration>
    <meta:editing-cycles>2101</meta:editing-cycles>
    <meta:generator>LibreOffice/5.1.6.2$Linux_X86_64 LibreOffice_project/10m0$Build-2</meta:generator>
    <meta:document-statistic meta:object-count="64"/>
  </office:meta>
</office:document-meta>
</file>